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11_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1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896</text:p>
      <text:p text:style-name="P2">Month<text:tab/><text:tab/><text:tab/><text:tab/><text:tab/><text:tab/></text:p>
      <text:p text:style-name="P2">Year<text:tab/><text:tab/><text:tab/><text:tab/><text:tab/><text:tab/>1896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Judaism--History--Medieval and early modern period, 425-1789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<text:soft-page-break/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7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Israel Abrahams, Dr. Herz'l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Letterhead]</text:p>
      <text:p text:style-name="P7">S. MORAIS,/</text:p>
      <text:p text:style-name="P7">546 N. FIFTH STREET,/</text:p>
      <text:p text:style-name="P7">PHILADELPHIA, PA./</text:p>
      <text:p text:style-name="P7"/>
      <text:p text:style-name="P6">[Front Cover]</text:p>
      <text:p text:style-name="P6">[Note: The number "107" is written in pencil and circled in the top right corner of the page.]</text:p>
      <text:p text:style-name="P8">96/</text:p>
      <text:p text:style-name="P7">Continuation of the subject/</text:p>
      <text:p text:style-name="P7">on "Jewish life in Middle ages."/</text:p>
      <text:p text:style-name="P7"/>
      <text:p text:style-name="P6">[Page 1]</text:p>
      <text:p text:style-name="P6">A Club quite different form many a one which/ infests Philadelphia, flourishes in the city of London./ <text:s/>It bears an historic name, but I think that I/ may challenge contradiction when I say that its/ appellation is not a blind to cover up deception. <text:s/>That/ club is not a gilded sink, wherein man-/-hood is dragged and lost. <text:s/>No gambling orgies/ allure to that spot our unwary youths, who/ squander their father's hard earned money and/ rob their mother of the joys of home. <text:s/>A<text:span text:style-name="T2">n</text:span><text:span text:style-name="T3">/ pleasurable intercourse for mutual instruction,/ is held there. <text:s/>I allude, as easily under-/-stood, to the Maccabean Club. <text:s/>In it meet/ the literary worthies of whom I spoke in a measure as they/ deserve, in my last lecture./</text:span></text:p>
      <text:p text:style-name="P6"><text:span text:style-name="T3">A short time ago, a German Israelite sought/ an entrance into that Club. <text:s/>Accorded the pri-/-vilege of </text:span><text:soft-page-break/><text:span text:style-name="T3">addressing its members, he delivered/ a speech which created </text:span><text:span text:style-name="T2">much surprise</text:span><text:span text:style-name="T3"> a commotion./</text:span></text:p>
      <text:p text:style-name="P6"><text:span text:style-name="T3"/></text:p>
      <text:p text:style-name="P6"><text:span text:style-name="T3">[Page 2]</text:span></text:p>
      <text:p text:style-name="P6"><text:span text:style-name="T3">Some interpreted it as the dream of a/ visionary; others opposed it as calculated to/ encourage the charge of the Goldwin Smiths,/ abounding every where, who declare that Jewish hearts are dead to/ patriotic sentiments. <text:s/>But, in truth, </text:span><text:span text:style-name="T2">Mr</text:span><text:span text:style-name="T3"> Dr./ Herz'l is neither a utopian or a fanatic./ <text:s/>Not to play the role of a messiah, he pro-/-posed his scheme; nor does he ignore the/ luminous fact that voluntarily, most heroically/ and generously Jews have spilt their blood and/ unfastened the locks of their treasuries for the honor/ of the countries of their birth or adoption./<text:line-break/>But Dr Herz'l keenly feels the gross injustice/ of antisemitism throughout the habitable globe./ <text:s/>He notices that it is not </text:span><text:span text:style-name="T2">f</text:span><text:span text:style-name="T3"> confined to cities/ on the Danube and the Vistula. <text:s/>He knows that/ an under current of inveterate prejudice can/ be detected even in the freest of lands, where/ </text:span><text:span text:style-name="T2">riches</text:span><text:span text:style-name="T3"> so called liberal ideas and </text:span><text:span text:style-name="T2">social</text:span><text:span text:style-name="T3"> commercial standing count nothing for/ the admission of millionaires' sons into clubs,/ where the money aristocracy of </text:span><text:span text:style-name="T2">Wall street</text:span><text:span text:style-name="T3"> the New York elite/ band together./</text:span></text:p>
      <text:p text:style-name="P6"><text:span text:style-name="T3"/></text:p>
      <text:p text:style-name="P6"><text:span text:style-name="T3">[Page 3]</text:span></text:p>
      <text:p text:style-name="P6"><text:span text:style-name="T3">Dr. Herz'l burns with enthusiasm. <text:s/>He would/ rejoice to pave the way for the opening of a/ corner of the earth, in which the </text:span><text:span text:style-name="T2">right of</text:span><text:span text:style-name="T3">/ confessing of Judaism is not a grinding stone to/ sharpen the barbed arrows of malevolence./ <text:s/>England is strong; her Jews weild[sic!] political influence./ <text:s/>What might not from Great Britain a/ stream of salvation </text:span><text:span text:style-name="T2">open to</text:span><text:span text:style-name="T3"> well up for some of the millions/ shut up in wildernesses of degradation? <text:s/>Love/ for his suffering brethren dictated the speech </text:span><text:span text:style-name="T2">he</text:span><text:span text:style-name="T3"> which our German coreligionist made./ <text:s/>To some nevertheless it became the butt of ridicule, to/ others the target of reproach. <text:s/>But not by reason of it did the/ man, who has the courage of his opinion </text:span><text:span text:style-name="T2">bent</text:span><text:span text:style-name="T3"> flinch and/ beat a retreat </text:span><text:span text:style-name="T2">covered</text:span><text:span text:style-name="T3"> whelmed with shame. <text:s/>He believes/ that Palestine, at which industry has begun to/ take up her abode; even the ancient heritage of/ of[sic!] our fathers, </text:span><text:span text:style-name="T2">encouraging</text:span><text:span text:style-name="T3"> inspiring now the hope of/ restoring to its soil the smile of plenty, may be induced to widen/ her portals to secure a home of tranquility to myriads </text:span><text:span text:style-name="T2">save</text:span><text:span text:style-name="T3"> among the tribes of the/ wandering foot and weary breast./</text:span></text:p>
      <text:p text:style-name="P6"><text:span text:style-name="T3"/></text:p>
      <text:p text:style-name="P6"><text:span text:style-name="T3">[Page 4]</text:span></text:p>
      <text:p text:style-name="P6"><text:span text:style-name="T3">As I understand </text:span><text:span text:style-name="T2">him</text:span><text:span text:style-name="T3"> the speaker before/ the Maccabean club, he waved all questions/ involving a reconstruction of our nationality </text:span><text:span text:style-name="T2">with</text:span><text:span text:style-name="T3"> on the plan/ </text:span><text:span text:style-name="T2">with</text:span><text:span text:style-name="T3"> of a return to sacrificial rites and the reha-/-bilitation of all Mosaic prescriptions. <text:s/>Had he/ adopted that project, I would decidedly have/ opposed it. <text:s/>Once before I had occasion to set/ myself squarely against ideas which we dare/ not </text:span><text:span text:style-name="T2">entertain, but,</text:span><text:span text:style-name="T3"> ventilate the consummation of which/ partial or total his in the bosom of a future shrouded in impene-/-trable darkness. <text:s/>That Israel is destined to oc-/-cupy an exalted rank among the family of nations/ I firmly, most profoundly believe; else my/ prayers would be a mockery, and my defense/ of the prophecies sheer hypocrisy. <text:s/>But the Rabbis/ in their wisdom have condemned the arrogance that/ pretends to set forth the how and the when our/ final restoration will occur. <text:s/>[Hebrew]/ In treatise Sanhedrin they themselves, indulging in/ speculations upon that subject, would that confusion/ be the reward of those who imagine they can tell at/ what stage of the world's history we shall hail the redemption./</text:span></text:p>
      <text:p text:style-name="P6"><text:span text:style-name="T3"/></text:p>
      <text:p text:style-name="P6"><text:span text:style-name="T3">[Page 5]</text:span></text:p>
      <text:p text:style-name="P6"><text:span text:style-name="T3">Maimonides </text:span><text:span text:style-name="T2">himself</text:span><text:span text:style-name="T3"> too, who ventured a prediction addressing </text:span><text:span text:style-name="T2">in</text:span><text:span text:style-name="T3">/ a letter to a certain Nathaniel Alfayumi of/ South Arabia, deprecates reckoning upon uncertain-/-tainties. <text:s/>But to go in search of means/ to facilitate the </text:span><text:span text:style-name="T2">acquisition securing</text:span><text:span text:style-name="T3"> guaranteed </text:span><text:span text:style-name="T2">recognized</text:span><text:span text:style-name="T3"> purchase of a spot where/ the systematically degraded of Abraham's pro-/-geny may breathe freely, is a </text:span><text:span text:style-name="T2">noble</text:span><text:span text:style-name="T3"> philanthropic design./ <text:s/>Such I consider Dr Herz'l's plea before/ the Maccabean Club. <text:s/>Not so, how-/-ever has Mr Israel Abrahams </text:span><text:span text:style-name="T2">interpreted</text:span><text:span text:style-name="T3"> construed/ it. <text:s/>In the introduction to his otherwise excellent/ work on "Jewish life </text:span><text:soft-page-break/><text:span text:style-name="T3">in the Middle ages", he writes:/ "The superficial appearance of a national entity,/ has, I fear, originated the movement now po-/pular with some modern Jews in favor of creating/ a Jewish State, politically independent and/ perhaps religiously homogeneous. <text:s/>I speak/ regretfully, because one does not like to see/ enthusiasm wasted over a conception, which has/ no roots in the past and no fruits to offer/ in the future." <text:s/>In this manner does the gifted En-/-glish Jew join the party that sees our ultimate redemption in a/ total absorbtion[sic!] into Christianity, Islamism or Buddhism./</text:span></text:p>
      <text:p text:style-name="P6"><text:span text:style-name="T3"/></text:p>
      <text:p text:style-name="P6"><text:span text:style-name="T3">[Page 6]</text:span></text:p>
      <text:p text:style-name="P6"><text:span text:style-name="T3">Even Mr Zangwill, whom none will accuse of/ staunch orthodoxy, discovers an historical blunder in Mr/ Abraham's unqualified assertion, that the idea which inspired/ a Judah Hallevi, "has no roots in the past and no fruits to offer/ in the future." <text:s/>To me that sweeping statement, is offensive to/ the millions who still pray: "Oh Look at our affliction" [Hebrew]/ I moreover lament it, for I fancy to behold a backward/ step, from that which the same author took when/ preparing some of his admirable sermons on "aspects/ of Judaism." <text:s/>I lament it, for I fancy that/ his immediate predecessors, whom I personally/ knew, would have condemned a denial of our/ people's </text:span><text:span text:style-name="T2">return</text:span><text:span text:style-name="T3"> triumphal return to Zion, whi-/-ther gentilism shall flock to learn the ways/ of the Lord [Hebrew]/ <text:s/>But sober minded as Israel Abrahams appears, he/ has become infected nevertheless with a spirit of/ the time. <text:s/>That has led him beyond the confines/ of conservatism; </text:span><text:span text:style-name="T4">that</text:span><text:span text:style-name="T5"> has made him also the champion/ of practices which for untold centuries, the/ synagogue has turned against./</text:span></text:p>
      <text:p text:style-name="P6"><text:span text:style-name="T5">But on the Sabbath that I resumed lecturing after/ a long enforced silence, I promised that brevity would/ characterize my speaking. <text:s/>I shall therefore reserve/ to another time the treatment of my second objection/</text:span></text:p>
      <text:p text:style-name="P6"><text:span text:style-name="T5"/></text:p>
      <text:p text:style-name="P6"><text:span text:style-name="T5">[Page 7]</text:span></text:p>
      <text:p text:style-name="P6"><text:span text:style-name="T5">to the latest production under the auspices/ of the "Jewish Publication Society of America"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05T13:50:11.37</meta:creation-date>
    <meta:document-statistic meta:table-count="0" meta:image-count="0" meta:object-count="0" meta:page-count="4" meta:paragraph-count="85" meta:word-count="1328" meta:character-count="8364"/>
    <dc:date>2012-09-05T14:54:01.79</dc:date>
    <dc:creator>Penn Libraries</dc:creator>
    <meta:editing-duration>PT00H00M48S</meta:editing-duration>
    <meta:editing-cycles>1</meta:editing-cycles>
    <meta:generator>OpenOffice.org/3.2$Win32 OpenOffice.org_project/320m12$Build-9483</meta:generator>
  </office:meta>
</office:document-meta>
</file>